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.32" calcext:value-type="float">
            <text:p>66.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63" calcext:value-type="float">
            <text:p>63</text:p>
          </table:table-cell>
          <table:table-cell table:formula="of:=[.B8]-[.E8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1" calcext:value-type="float">
            <text:p>221</text:p>
          </table:table-cell>
          <table:table-cell table:formula="of:=[.B14]-[.E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79" calcext:value-type="float">
            <text:p>179</text:p>
          </table:table-cell>
          <table:table-cell table:formula="of:=[.B15]-[.E15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7" calcext:value-type="float">
            <text:p>97</text:p>
          </table:table-cell>
          <table:table-cell table:formula="of:=[.B18]-[.E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9" calcext:value-type="float">
            <text:p>329</text:p>
          </table:table-cell>
          <table:table-cell table:formula="of:=[.B25]-[.E25]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7.73" calcext:value-type="float">
            <text:p>77.73</text:p>
          </table:table-cell>
          <table:table-cell table:formula="of:=SUM([.B2:.B27])" office:value-type="float" office:value="3691" calcext:value-type="float">
            <text:p>3691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869" calcext:value-type="float">
            <text:p>2869</text:p>
          </table:table-cell>
          <table:table-cell table:formula="of:=[.B29]-[.E29]" office:value-type="float" office:value="822" calcext:value-type="float">
            <text:p>82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2:06:41.21709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5T12:24:41.073994495</dc:date>
    <dc:creator>Brent Seidel</dc:creator>
    <meta:editing-duration>P2DT5H51M39S</meta:editing-duration>
    <meta:editing-cycles>14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